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36pt" style:font-size-asian="36pt" style:font-size-complex="36pt" fo:language="en" fo:country="US"/>
    </style:style>
    <style:style style:name="P2" style:parent-style-name="Normal" style:family="paragraph">
      <style:text-properties fo:font-size="12pt" style:font-size-asian="12pt" style:font-size-complex="12pt" fo:language="en" fo:country="US"/>
    </style:style>
    <style:style style:name="P3" style:parent-style-name="Normal" style:family="paragraph">
      <style:text-properties fo:font-size="12pt" style:font-size-asian="12pt" style:font-size-complex="12pt" fo:language="en" fo:country="US"/>
    </style:style>
    <style:style style:name="P4" style:parent-style-name="Normal" style:family="paragraph">
      <style:text-properties fo:font-size="12pt" style:font-size-asian="12pt" style:font-size-complex="12pt" fo:language="en" fo:country="US"/>
    </style:style>
    <style:style style:name="P5" style:parent-style-name="Normal" style:family="paragraph">
      <style:text-properties fo:font-size="12pt" style:font-size-asian="12pt" style:font-size-complex="12pt" fo:language="en" fo:country="US"/>
    </style:style>
    <style:style style:name="P6" style:parent-style-name="Normal" style:family="paragraph">
      <style:text-properties fo:font-size="12pt" style:font-size-asian="12pt" style:font-size-complex="12pt" fo:language="en" fo:country="US"/>
    </style:style>
    <style:style style:name="P7" style:parent-style-name="Normal" style:family="paragraph">
      <style:text-properties fo:font-size="12pt" style:font-size-asian="12pt" style:font-size-complex="12pt" fo:language="en" fo:country="US"/>
    </style:style>
    <style:style style:name="P8" style:parent-style-name="Normal" style:family="paragraph">
      <style:text-properties fo:font-size="12pt" style:font-size-asian="12pt" style:font-size-complex="12pt" fo:language="en" fo:country="US"/>
    </style:style>
    <style:style style:name="P9" style:parent-style-name="Normal" style:family="paragraph">
      <style:text-properties fo:font-size="12pt" style:font-size-asian="12pt" style:font-size-complex="12pt" fo:language="en" fo:country="US"/>
    </style:style>
    <style:style style:name="P10" style:parent-style-name="Normal" style:family="paragraph">
      <style:text-properties fo:font-size="12pt" style:font-size-asian="12pt" style:font-size-complex="12pt" fo:language="en" fo:country="US"/>
    </style:style>
    <style:style style:name="P11" style:parent-style-name="Normal" style:family="paragraph">
      <style:text-properties fo:font-size="12pt" style:font-size-asian="12pt" style:font-size-complex="12pt" fo:language="en" fo:country="US"/>
    </style:style>
    <style:style style:name="P12" style:parent-style-name="Normal" style:family="paragraph">
      <style:text-properties fo:font-size="12pt" style:font-size-asian="12pt" style:font-size-complex="12pt" fo:language="en" fo:country="US"/>
    </style:style>
    <style:style style:name="P13" style:parent-style-name="Normal" style:family="paragraph">
      <style:text-properties fo:font-size="12pt" style:font-size-asian="12pt" style:font-size-complex="12pt" fo:language="en" fo:country="US"/>
    </style:style>
    <style:style style:name="P14" style:parent-style-name="Normal" style:family="paragraph">
      <style:text-properties fo:font-size="12pt" style:font-size-asian="12pt" style:font-size-complex="12pt" fo:language="en" fo:country="US"/>
    </style:style>
    <style:style style:name="P15" style:parent-style-name="Normal" style:family="paragraph">
      <style:text-properties fo:font-size="12pt" style:font-size-asian="12pt" style:font-size-complex="12pt" fo:language="en" fo:country="US"/>
    </style:style>
    <style:style style:name="P16" style:parent-style-name="Normal" style:family="paragraph">
      <style:text-properties fo:font-size="12pt" style:font-size-asian="12pt" style:font-size-complex="12pt" fo:language="en" fo:country="US"/>
    </style:style>
    <style:style style:name="P17" style:parent-style-name="Normal" style:family="paragraph">
      <style:text-properties fo:font-size="12pt" style:font-size-asian="12pt" style:font-size-complex="12pt" fo:language="en" fo:country="US"/>
    </style:style>
    <style:style style:name="P18" style:parent-style-name="Normal" style:family="paragraph">
      <style:text-properties fo:font-size="12pt" style:font-size-asian="12pt" style:font-size-complex="12pt" fo:language="en" fo:country="US"/>
    </style:style>
    <style:style style:name="P19" style:parent-style-name="Normal" style:family="paragraph">
      <style:text-properties fo:font-size="12pt" style:font-size-asian="12pt" style:font-size-complex="12pt" fo:language="en" fo:country="US"/>
    </style:style>
    <style:style style:name="P20" style:parent-style-name="Normal" style:family="paragraph">
      <style:text-properties fo:font-size="12pt" style:font-size-asian="12pt" style:font-size-complex="12pt" fo:language="en" fo:country="US"/>
    </style:style>
    <style:style style:name="P21" style:parent-style-name="Normal" style:family="paragraph">
      <style:text-properties fo:font-size="12pt" style:font-size-asian="12pt" style:font-size-complex="12pt" fo:language="en" fo:country="US"/>
    </style:style>
    <style:style style:name="P22" style:parent-style-name="Normal" style:family="paragraph">
      <style:text-properties fo:font-size="12pt" style:font-size-asian="12pt" style:font-size-complex="12pt" fo:language="en" fo:country="US"/>
    </style:style>
    <style:style style:name="P23" style:parent-style-name="Normal" style:family="paragraph">
      <style:text-properties fo:font-size="12pt" style:font-size-asian="12pt" style:font-size-complex="12pt" fo:language="en" fo:country="US"/>
    </style:style>
    <style:style style:name="P24" style:parent-style-name="Normal" style:family="paragraph">
      <style:text-properties fo:font-size="12pt" style:font-size-asian="12pt" style:font-size-complex="12pt" fo:language="en" fo:country="US"/>
    </style:style>
    <style:style style:name="P25" style:parent-style-name="Normal" style:family="paragraph">
      <style:text-properties fo:font-size="12pt" style:font-size-asian="12pt" style:font-size-complex="12pt" fo:language="en" fo:country="US"/>
    </style:style>
    <style:style style:name="P26" style:parent-style-name="Normal" style:family="paragraph">
      <style:text-properties fo:font-size="12pt" style:font-size-asian="12pt" style:font-size-complex="12pt" fo:language="en" fo:country="US"/>
    </style:style>
    <style:style style:name="P27" style:parent-style-name="Normal" style:family="paragraph">
      <style:text-properties fo:font-size="12pt" style:font-size-asian="12pt" style:font-size-complex="12pt" fo:language="en" fo:country="US"/>
    </style:style>
    <style:style style:name="P28" style:parent-style-name="Normal" style:family="paragraph">
      <style:text-properties fo:font-size="36pt" style:font-size-asian="36pt" style:font-size-complex="36pt" fo:language="en" fo:country="US"/>
    </style:style>
    <style:style style:name="P29" style:parent-style-name="Normal" style:family="paragraph">
      <style:text-properties fo:font-size="12pt" style:font-size-asian="12pt" style:font-size-complex="12pt" fo:language="en" fo:country="US"/>
    </style:style>
    <style:style style:name="P30" style:parent-style-name="Normal" style:family="paragraph">
      <style:text-properties fo:font-size="12pt" style:font-size-asian="12pt" style:font-size-complex="12pt" fo:language="en" fo:country="US"/>
    </style:style>
    <style:style style:name="P31" style:parent-style-name="Normal" style:family="paragraph">
      <style:text-properties fo:font-size="12pt" style:font-size-asian="12pt" style:font-size-complex="12pt" fo:language="en" fo:country="US"/>
    </style:style>
    <style:style style:name="P32" style:parent-style-name="Normal" style:family="paragraph">
      <style:text-properties fo:font-size="12pt" style:font-size-asian="12pt" style:font-size-complex="12pt" fo:language="en" fo:country="US"/>
    </style:style>
    <style:style style:name="P33" style:parent-style-name="Normal" style:family="paragraph">
      <style:text-properties fo:font-size="12pt" style:font-size-asian="12pt" style:font-size-complex="12pt" fo:language="en" fo:country="US"/>
    </style:style>
    <style:style style:name="P34" style:parent-style-name="Normal" style:family="paragraph">
      <style:text-properties fo:font-size="12pt" style:font-size-asian="12pt" style:font-size-complex="12pt" fo:language="en" fo:country="US"/>
    </style:style>
    <style:style style:name="P35" style:parent-style-name="Normal" style:family="paragraph">
      <style:text-properties fo:font-size="12pt" style:font-size-asian="12pt" style:font-size-complex="12pt" fo:language="en" fo:country="US"/>
    </style:style>
    <style:style style:name="P36" style:parent-style-name="Normal" style:family="paragraph">
      <style:text-properties fo:font-size="12pt" style:font-size-asian="12pt" style:font-size-complex="12pt" fo:language="en" fo:country="US"/>
    </style:style>
    <style:style style:name="P37" style:parent-style-name="Normal" style:family="paragraph">
      <style:text-properties fo:font-size="12pt" style:font-size-asian="12pt" style:font-size-complex="12pt" fo:language="en" fo:country="US"/>
    </style:style>
    <style:style style:name="P38" style:parent-style-name="Normal" style:family="paragraph">
      <style:text-properties fo:font-size="12pt" style:font-size-asian="12pt" style:font-size-complex="12pt" fo:language="en" fo:country="US"/>
    </style:style>
    <style:style style:name="P39" style:parent-style-name="Normal" style:family="paragraph">
      <style:text-properties fo:font-size="12pt" style:font-size-asian="12pt" style:font-size-complex="12pt" fo:language="en" fo:country="US"/>
    </style:style>
    <style:style style:name="P40" style:parent-style-name="Normal" style:family="paragraph">
      <style:text-properties fo:font-size="12pt" style:font-size-asian="12pt" style:font-size-complex="12pt" fo:language="en" fo:country="US"/>
    </style:style>
    <style:style style:name="P41" style:parent-style-name="Normal" style:family="paragraph">
      <style:text-properties fo:font-size="12pt" style:font-size-asian="12pt" style:font-size-complex="12pt" fo:language="en" fo:country="US"/>
    </style:style>
    <style:style style:name="P42" style:parent-style-name="Normal" style:family="paragraph">
      <style:text-properties fo:font-size="12pt" style:font-size-asian="12pt" style:font-size-complex="12pt" fo:language="en" fo:country="US"/>
    </style:style>
    <style:style style:name="P43" style:parent-style-name="Normal" style:family="paragraph">
      <style:text-properties fo:font-size="12pt" style:font-size-asian="12pt" style:font-size-complex="12pt" fo:language="en" fo:country="US"/>
    </style:style>
    <style:style style:name="P44" style:parent-style-name="Normal" style:family="paragraph">
      <style:text-properties fo:font-size="12pt" style:font-size-asian="12pt" style:font-size-complex="12pt" fo:language="en" fo:country="US"/>
    </style:style>
    <style:style style:name="P45" style:parent-style-name="Normal" style:family="paragraph">
      <style:text-properties fo:font-size="12pt" style:font-size-asian="12pt" style:font-size-complex="12pt" fo:language="en" fo:country="US"/>
    </style:style>
    <style:style style:name="P46" style:parent-style-name="Normal" style:family="paragraph">
      <style:text-properties fo:font-size="12pt" style:font-size-asian="12pt" style:font-size-complex="12pt" fo:language="en" fo:country="US"/>
    </style:style>
    <style:style style:name="P47" style:parent-style-name="Normal" style:family="paragraph">
      <style:text-properties fo:font-size="12pt" style:font-size-asian="12pt" style:font-size-complex="12pt" fo:language="en" fo:country="US"/>
    </style:style>
    <style:style style:name="P48" style:parent-style-name="Normal" style:family="paragraph">
      <style:text-properties fo:font-size="12pt" style:font-size-asian="12pt" style:font-size-complex="12pt" fo:language="en" fo:country="US"/>
    </style:style>
    <style:style style:name="P49" style:parent-style-name="Normal" style:family="paragraph">
      <style:text-properties fo:font-size="12pt" style:font-size-asian="12pt" style:font-size-complex="12pt" fo:language="en" fo:country="US"/>
    </style:style>
    <style:style style:name="P50" style:parent-style-name="Normal" style:family="paragraph">
      <style:text-properties fo:font-size="12pt" style:font-size-asian="12pt" style:font-size-complex="12pt" fo:language="en" fo:country="US"/>
    </style:style>
    <style:style style:name="P51" style:parent-style-name="Normal" style:family="paragraph">
      <style:text-properties fo:font-size="12pt" style:font-size-asian="12pt" style:font-size-complex="12pt" fo:language="en" fo:country="US"/>
    </style:style>
    <style:style style:name="P52" style:parent-style-name="Normal" style:family="paragraph">
      <style:text-properties fo:font-size="12pt" style:font-size-asian="12pt" style:font-size-complex="12pt" fo:language="en" fo:country="US"/>
    </style:style>
    <style:style style:name="P53" style:parent-style-name="Normal" style:family="paragraph">
      <style:text-properties fo:font-size="12pt" style:font-size-asian="12pt" style:font-size-complex="12pt" fo:language="en" fo:country="US"/>
    </style:style>
    <style:style style:name="P54" style:parent-style-name="Normal" style:family="paragraph">
      <style:text-properties fo:font-size="12pt" style:font-size-asian="12pt" style:font-size-complex="12pt" fo:language="en" fo:country="US"/>
    </style:style>
    <style:style style:name="P55" style:parent-style-name="Normal" style:family="paragraph">
      <style:text-properties fo:font-size="12pt" style:font-size-asian="12pt" style:font-size-complex="12pt" fo:language="en" fo:country="US"/>
    </style:style>
    <style:style style:name="P56" style:parent-style-name="Normal" style:family="paragraph">
      <style:text-properties fo:font-size="12pt" style:font-size-asian="12pt" style:font-size-complex="12pt" fo:language="en" fo:country="US"/>
    </style:style>
    <style:style style:name="P57" style:parent-style-name="Normal" style:family="paragraph">
      <style:text-properties fo:font-size="12pt" style:font-size-asian="12pt" style:font-size-complex="12pt" fo:language="en" fo:country="US"/>
    </style:style>
    <style:style style:name="T58" style:parent-style-name="DefaultParagraphFont" style:family="text">
      <style:text-properties style:font-name="Segoe UI Emoji" style:font-name-complex="Segoe UI Emoji" fo:font-weight="bold" style:font-weight-asian="bold" style:font-weight-complex="bold" fo:font-size="36pt" style:font-size-asian="36pt" style:font-size-complex="36pt"/>
    </style:style>
    <style:style style:name="T59" style:parent-style-name="DefaultParagraphFont" style:family="text">
      <style:text-properties fo:font-weight="bold" style:font-weight-asian="bold" style:font-weight-complex="bold" fo:font-size="36pt" style:font-size-asian="36pt" style:font-size-complex="36pt"/>
    </style:style>
    <style:style style:name="P60" style:parent-style-name="Normal" style:family="paragraph">
      <style:text-properties fo:font-size="36pt" style:font-size-asian="36pt" style:font-size-complex="36pt"/>
    </style:style>
    <style:style style:name="P61" style:parent-style-name="Normal" style:family="paragraph">
      <style:text-properties fo:font-size="36pt" style:font-size-asian="36pt" style:font-size-complex="36pt"/>
    </style:style>
    <style:style style:name="P62" style:parent-style-name="Normal" style:family="paragraph">
      <style:text-properties fo:font-size="36pt" style:font-size-asian="36pt" style:font-size-complex="36pt"/>
    </style:style>
    <style:style style:name="T63" style:parent-style-name="DefaultParagraphFont" style:family="text">
      <style:text-properties style:font-name="Segoe UI Emoji" style:font-name-complex="Segoe UI Emoji" fo:font-weight="bold" style:font-weight-asian="bold" style:font-weight-complex="bold" fo:font-size="36pt" style:font-size-asian="36pt" style:font-size-complex="36pt"/>
    </style:style>
    <style:style style:name="T64" style:parent-style-name="DefaultParagraphFont" style:family="text">
      <style:text-properties fo:font-weight="bold" style:font-weight-asian="bold" style:font-weight-complex="bold" fo:font-size="36pt" style:font-size-asian="36pt" style:font-size-complex="36pt"/>
    </style:style>
    <style:style style:name="P65" style:parent-style-name="Normal" style:family="paragraph">
      <style:text-properties fo:font-size="36pt" style:font-size-asian="36pt" style:font-size-complex="36pt"/>
    </style:style>
    <style:style style:name="P66" style:parent-style-name="Normal" style:family="paragraph">
      <style:text-properties fo:font-size="36pt" style:font-size-asian="36pt" style:font-size-complex="36pt"/>
    </style:style>
    <style:style style:name="P67" style:parent-style-name="Normal" style:family="paragraph">
      <style:text-properties fo:font-size="36pt" style:font-size-asian="36pt" style:font-size-complex="36pt"/>
    </style:style>
    <style:style style:name="T68" style:parent-style-name="DefaultParagraphFont" style:family="text">
      <style:text-properties style:font-name="Segoe UI Emoji" style:font-name-complex="Segoe UI Emoji" fo:font-weight="bold" style:font-weight-asian="bold" style:font-weight-complex="bold" fo:font-size="36pt" style:font-size-asian="36pt" style:font-size-complex="36pt"/>
    </style:style>
    <style:style style:name="T69" style:parent-style-name="DefaultParagraphFont" style:family="text">
      <style:text-properties fo:font-weight="bold" style:font-weight-asian="bold" style:font-weight-complex="bold" fo:font-size="36pt" style:font-size-asian="36pt" style:font-size-complex="36pt"/>
    </style:style>
    <style:style style:name="P70" style:parent-style-name="Normal" style:family="paragraph">
      <style:text-properties fo:font-size="36pt" style:font-size-asian="36pt" style:font-size-complex="36pt"/>
    </style:style>
    <style:style style:name="P71" style:parent-style-name="Normal" style:family="paragraph">
      <style:text-properties fo:font-size="36pt" style:font-size-asian="36pt" style:font-size-complex="36pt"/>
    </style:style>
    <style:style style:name="P72" style:parent-style-name="Normal" style:family="paragraph">
      <style:text-properties fo:font-size="36pt" style:font-size-asian="36pt" style:font-size-complex="36pt"/>
    </style:style>
    <style:style style:name="P73" style:parent-style-name="Normal" style:family="paragraph">
      <style:text-properties fo:font-size="36pt" style:font-size-asian="36pt" style:font-size-complex="36pt"/>
    </style:style>
    <style:style style:name="P74" style:parent-style-name="Normal" style:family="paragraph">
      <style:text-properties fo:font-size="36pt" style:font-size-asian="36pt" style:font-size-complex="36pt"/>
    </style:style>
    <style:style style:name="P75" style:parent-style-name="Normal" style:family="paragraph">
      <style:text-properties fo:font-size="36pt" style:font-size-asian="36pt" style:font-size-complex="36pt"/>
    </style:style>
    <style:style style:name="P76" style:parent-style-name="Normal" style:family="paragraph">
      <style:text-properties fo:font-size="36pt" style:font-size-asian="36pt" style:font-size-complex="36pt"/>
    </style:style>
    <style:style style:name="P77" style:parent-style-name="Normal" style:family="paragraph">
      <style:text-properties fo:font-weight="bold" style:font-weight-asian="bold" style:font-weight-complex="bold" fo:font-size="36pt" style:font-size-asian="36pt" style:font-size-complex="36pt"/>
    </style:style>
    <style:style style:name="P78" style:parent-style-name="Normal" style:family="paragraph">
      <style:text-properties fo:font-weight="bold" style:font-weight-asian="bold" style:font-weight-complex="bold"/>
    </style:style>
    <style:style style:name="P79" style:parent-style-name="Normal" style:family="paragraph">
      <style:text-properties fo:font-weight="bold" style:font-weight-asian="bold" style:font-weight-complex="bold"/>
    </style:style>
    <style:style style:name="P80" style:parent-style-name="Normal" style:family="paragraph">
      <style:text-properties fo:font-weight="bold" style:font-weight-asian="bold" style:font-weight-complex="bold"/>
    </style:style>
    <style:style style:name="P81" style:parent-style-name="Normal" style:family="paragraph">
      <style:text-properties fo:font-weight="bold" style:font-weight-asian="bold" style:font-weight-complex="bold"/>
    </style:style>
    <style:style style:name="P82" style:parent-style-name="Normal" style:family="paragraph">
      <style:text-properties fo:font-weight="bold" style:font-weight-asian="bold" style:font-weight-complex="bold"/>
    </style:style>
    <style:style style:name="P83" style:parent-style-name="Normal" style:family="paragraph">
      <style:text-properties fo:font-weight="bold" style:font-weight-asian="bold" style:font-weight-complex="bold"/>
    </style:style>
    <style:style style:name="P84" style:parent-style-name="Normal" style:family="paragraph">
      <style:text-properties fo:font-weight="bold" style:font-weight-asian="bold" style:font-weight-complex="bold"/>
    </style:style>
    <style:style style:name="P85" style:parent-style-name="Normal" style:family="paragraph">
      <style:text-properties fo:font-weight="bold" style:font-weight-asian="bold" style:font-weight-complex="bold"/>
    </style:style>
    <style:style style:name="P86" style:parent-style-name="Normal" style:family="paragraph">
      <style:text-properties fo:font-weight="bold" style:font-weight-asian="bold" style:font-weight-complex="bold"/>
    </style:style>
    <style:style style:name="P87" style:parent-style-name="Normal" style:family="paragraph">
      <style:text-properties fo:font-weight="bold" style:font-weight-asian="bold" style:font-weight-complex="bold"/>
    </style:style>
    <style:style style:name="P88" style:parent-style-name="Normal" style:family="paragraph">
      <style:text-properties fo:font-weight="bold" style:font-weight-asian="bold" style:font-weight-complex="bold"/>
    </style:style>
    <style:style style:name="P89" style:parent-style-name="Normal" style:family="paragraph">
      <style:text-properties fo:font-weight="bold" style:font-weight-asian="bold" style:font-weight-complex="bold"/>
    </style:style>
    <style:style style:name="P90" style:parent-style-name="Normal" style:family="paragraph">
      <style:text-properties fo:font-weight="bold" style:font-weight-asian="bold" style:font-weight-complex="bold"/>
    </style:style>
    <style:style style:name="P91" style:parent-style-name="Normal" style:family="paragraph">
      <style:text-properties fo:font-weight="bold" style:font-weight-asian="bold" style:font-weight-complex="bold"/>
    </style:style>
    <style:style style:name="P92" style:parent-style-name="Normal" style:family="paragraph">
      <style:text-properties fo:font-weight="bold" style:font-weight-asian="bold" style:font-weight-complex="bold"/>
    </style:style>
    <style:style style:name="P93" style:parent-style-name="Normal" style:family="paragraph">
      <style:text-properties fo:font-weight="bold" style:font-weight-asian="bold" style:font-weight-complex="bold"/>
    </style:style>
    <style:style style:name="P94" style:parent-style-name="Normal" style:family="paragraph">
      <style:text-properties fo:font-weight="bold" style:font-weight-asian="bold" style:font-weight-complex="bold"/>
    </style:style>
    <style:style style:name="P95" style:parent-style-name="Normal" style:family="paragraph">
      <style:text-properties fo:font-weight="bold" style:font-weight-asian="bold" style:font-weight-complex="bold"/>
    </style:style>
    <style:style style:name="P96" style:parent-style-name="Normal" style:family="paragraph">
      <style:text-properties fo:font-weight="bold" style:font-weight-asian="bold" style:font-weight-complex="bold"/>
    </style:style>
    <style:style style:name="P97" style:parent-style-name="Normal" style:family="paragraph">
      <style:text-properties fo:font-weight="bold" style:font-weight-asian="bold" style:font-weight-complex="bold"/>
    </style:style>
    <style:style style:name="P98" style:parent-style-name="Normal" style:family="paragraph">
      <style:text-properties fo:font-weight="bold" style:font-weight-asian="bold" style:font-weight-complex="bold"/>
    </style:style>
    <style:style style:name="P99" style:parent-style-name="Normal" style:family="paragraph">
      <style:text-properties fo:font-weight="bold" style:font-weight-asian="bold" style:font-weight-complex="bold"/>
    </style:style>
    <style:style style:name="P100" style:parent-style-name="Normal" style:family="paragraph">
      <style:text-properties fo:font-weight="bold" style:font-weight-asian="bold" style:font-weight-complex="bold"/>
    </style:style>
    <style:style style:name="P101" style:parent-style-name="Normal" style:family="paragraph">
      <style:text-properties fo:font-weight="bold" style:font-weight-asian="bold" style:font-weight-complex="bold"/>
    </style:style>
    <style:style style:name="P102" style:parent-style-name="Normal" style:family="paragraph">
      <style:text-properties fo:font-weight="bold" style:font-weight-asian="bold" style:font-weight-complex="bold"/>
    </style:style>
    <style:style style:name="P103" style:parent-style-name="Normal" style:family="paragraph">
      <style:text-properties fo:font-weight="bold" style:font-weight-asian="bold" style:font-weight-complex="bold"/>
    </style:style>
    <style:style style:name="P104" style:parent-style-name="Normal" style:family="paragraph">
      <style:text-properties fo:font-weight="bold" style:font-weight-asian="bold" style:font-weight-complex="bold"/>
    </style:style>
    <style:style style:name="P105" style:parent-style-name="Normal" style:family="paragraph">
      <style:text-properties fo:font-weight="bold" style:font-weight-asian="bold" style:font-weight-complex="bold"/>
    </style:style>
    <style:style style:name="P106" style:parent-style-name="Normal" style:family="paragraph">
      <style:text-properties fo:font-weight="bold" style:font-weight-asian="bold" style:font-weight-complex="bold"/>
    </style:style>
    <style:style style:name="P107" style:parent-style-name="Normal" style:family="paragraph">
      <style:text-properties fo:font-weight="bold" style:font-weight-asian="bold" style:font-weight-complex="bold"/>
    </style:style>
    <style:style style:name="P108" style:parent-style-name="Normal" style:family="paragraph">
      <style:text-properties fo:font-weight="bold" style:font-weight-asian="bold" style:font-weight-complex="bold"/>
    </style:style>
    <style:style style:name="P109" style:parent-style-name="Normal" style:family="paragraph">
      <style:text-properties fo:font-weight="bold" style:font-weight-asian="bold" style:font-weight-complex="bold"/>
    </style:style>
    <style:style style:name="P110" style:parent-style-name="Normal" style:family="paragraph">
      <style:text-properties fo:font-weight="bold" style:font-weight-asian="bold" style:font-weight-complex="bold"/>
    </style:style>
    <style:style style:name="P111" style:parent-style-name="Normal" style:family="paragraph">
      <style:text-properties fo:font-weight="bold" style:font-weight-asian="bold" style:font-weight-complex="bold"/>
    </style:style>
    <style:style style:name="P112" style:parent-style-name="Normal" style:family="paragraph">
      <style:text-properties fo:font-weight="bold" style:font-weight-asian="bold" style:font-weight-complex="bold"/>
    </style:style>
    <style:style style:name="P113" style:parent-style-name="Normal" style:family="paragraph">
      <style:text-properties fo:font-weight="bold" style:font-weight-asian="bold" style:font-weight-complex="bold"/>
    </style:style>
    <style:style style:name="P114" style:parent-style-name="Normal" style:family="paragraph">
      <style:text-properties fo:font-weight="bold" style:font-weight-asian="bold" style:font-weight-complex="bold"/>
    </style:style>
    <style:style style:name="P115" style:parent-style-name="Normal" style:family="paragraph">
      <style:text-properties fo:font-weight="bold" style:font-weight-asian="bold" style:font-weight-complex="bold"/>
    </style:style>
    <style:style style:name="P116" style:parent-style-name="Normal" style:family="paragraph">
      <style:text-properties fo:font-weight="bold" style:font-weight-asian="bold" style:font-weight-complex="bold"/>
    </style:style>
    <style:style style:name="P117" style:parent-style-name="Normal" style:family="paragraph">
      <style:text-properties fo:font-weight="bold" style:font-weight-asian="bold" style:font-weight-complex="bold"/>
    </style:style>
    <style:style style:name="P118" style:parent-style-name="Normal" style:family="paragraph">
      <style:text-properties fo:font-weight="bold" style:font-weight-asian="bold" style:font-weight-complex="bold"/>
    </style:style>
    <style:style style:name="P119" style:parent-style-name="Normal" style:family="paragraph">
      <style:text-properties fo:font-weight="bold" style:font-weight-asian="bold" style:font-weight-complex="bold"/>
    </style:style>
    <style:style style:name="P120" style:parent-style-name="Normal" style:family="paragraph">
      <style:text-properties fo:font-weight="bold" style:font-weight-asian="bold" style:font-weight-complex="bold"/>
    </style:style>
    <style:style style:name="P121" style:parent-style-name="Normal" style:family="paragraph">
      <style:text-properties fo:font-weight="bold" style:font-weight-asian="bold" style:font-weight-complex="bold"/>
    </style:style>
    <style:style style:name="P122" style:parent-style-name="Normal" style:family="paragraph">
      <style:text-properties fo:font-weight="bold" style:font-weight-asian="bold" style:font-weight-complex="bold"/>
    </style:style>
    <style:style style:name="P123" style:parent-style-name="Normal" style:family="paragraph">
      <style:text-properties fo:font-weight="bold" style:font-weight-asian="bold" style:font-weight-complex="bold"/>
    </style:style>
    <style:style style:name="P124" style:parent-style-name="Normal" style:family="paragraph">
      <style:text-properties fo:font-weight="bold" style:font-weight-asian="bold" style:font-weight-complex="bold"/>
    </style:style>
    <style:style style:name="P125" style:parent-style-name="Normal" style:family="paragraph">
      <style:text-properties fo:font-weight="bold" style:font-weight-asian="bold" style:font-weight-complex="bold"/>
    </style:style>
    <style:style style:name="P126" style:parent-style-name="Normal" style:family="paragraph">
      <style:text-properties fo:font-weight="bold" style:font-weight-asian="bold" style:font-weight-complex="bold"/>
    </style:style>
    <style:style style:name="P127" style:parent-style-name="Normal" style:family="paragraph">
      <style:text-properties fo:font-weight="bold" style:font-weight-asian="bold" style:font-weight-complex="bold"/>
    </style:style>
    <style:style style:name="P128" style:parent-style-name="Normal" style:family="paragraph">
      <style:text-properties fo:font-weight="bold" style:font-weight-asian="bold" style:font-weight-complex="bold"/>
    </style:style>
    <style:style style:name="P129" style:parent-style-name="Normal" style:family="paragraph">
      <style:text-properties fo:font-weight="bold" style:font-weight-asian="bold" style:font-weight-complex="bold"/>
    </style:style>
    <style:style style:name="P130" style:parent-style-name="Normal" style:family="paragraph">
      <style:text-properties fo:font-weight="bold" style:font-weight-asian="bold" style:font-weight-complex="bold"/>
    </style:style>
    <style:style style:name="P131" style:parent-style-name="Normal" style:family="paragraph">
      <style:text-properties fo:font-weight="bold" style:font-weight-asian="bold" style:font-weight-complex="bold"/>
    </style:style>
    <style:style style:name="P132" style:parent-style-name="Normal" style:family="paragraph">
      <style:text-properties fo:font-weight="bold" style:font-weight-asian="bold" style:font-weight-complex="bold"/>
    </style:style>
    <style:style style:name="P133" style:parent-style-name="Normal" style:family="paragraph">
      <style:text-properties fo:font-weight="bold" style:font-weight-asian="bold" style:font-weight-complex="bold"/>
    </style:style>
    <style:style style:name="P134" style:parent-style-name="Normal" style:family="paragraph">
      <style:text-properties fo:font-weight="bold" style:font-weight-asian="bold" style:font-weight-complex="bold"/>
    </style:style>
    <style:style style:name="P135" style:parent-style-name="Normal" style:family="paragraph">
      <style:text-properties fo:font-weight="bold" style:font-weight-asian="bold" style:font-weight-complex="bold"/>
    </style:style>
    <style:style style:name="P136" style:parent-style-name="Normal" style:family="paragraph">
      <style:text-properties fo:font-weight="bold" style:font-weight-asian="bold" style:font-weight-complex="bold"/>
    </style:style>
    <style:style style:name="P137" style:parent-style-name="Normal" style:family="paragraph">
      <style:text-properties fo:font-weight="bold" style:font-weight-asian="bold" style:font-weight-complex="bold"/>
    </style:style>
    <style:style style:name="P138" style:parent-style-name="Normal" style:family="paragraph">
      <style:text-properties fo:font-weight="bold" style:font-weight-asian="bold" style:font-weight-complex="bold"/>
    </style:style>
    <style:style style:name="P139" style:parent-style-name="Normal" style:family="paragraph">
      <style:text-properties fo:font-weight="bold" style:font-weight-asian="bold" style:font-weight-complex="bold"/>
    </style:style>
    <style:style style:name="P140" style:parent-style-name="Normal" style:family="paragraph">
      <style:text-properties fo:font-weight="bold" style:font-weight-asian="bold" style:font-weight-complex="bold"/>
    </style:style>
    <style:style style:name="P141" style:parent-style-name="Normal" style:family="paragraph">
      <style:text-properties fo:font-weight="bold" style:font-weight-asian="bold" style:font-weight-complex="bold"/>
    </style:style>
    <style:style style:name="P142" style:parent-style-name="Normal" style:family="paragraph">
      <style:text-properties fo:font-weight="bold" style:font-weight-asian="bold" style:font-weight-complex="bold"/>
    </style:style>
    <style:style style:name="P143" style:parent-style-name="Normal" style:family="paragraph">
      <style:text-properties fo:font-weight="bold" style:font-weight-asian="bold" style:font-weight-complex="bold"/>
    </style:style>
    <style:style style:name="P144" style:parent-style-name="Normal" style:family="paragraph">
      <style:text-properties fo:font-weight="bold" style:font-weight-asian="bold" style:font-weight-complex="bold"/>
    </style:style>
    <style:style style:name="P145" style:parent-style-name="Normal" style:family="paragraph">
      <style:text-properties fo:font-weight="bold" style:font-weight-asian="bold" style:font-weight-complex="bold"/>
    </style:style>
    <style:style style:name="P146" style:parent-style-name="Normal" style:family="paragraph">
      <style:text-properties fo:font-weight="bold" style:font-weight-asian="bold" style:font-weight-complex="bold"/>
    </style:style>
    <style:style style:name="P147" style:parent-style-name="Normal" style:family="paragraph">
      <style:text-properties fo:font-weight="bold" style:font-weight-asian="bold" style:font-weight-complex="bold"/>
    </style:style>
    <style:style style:name="P148" style:parent-style-name="Normal" style:family="paragraph">
      <style:text-properties fo:font-weight="bold" style:font-weight-asian="bold" style:font-weight-complex="bold"/>
    </style:style>
    <style:style style:name="P149" style:parent-style-name="Normal" style:family="paragraph">
      <style:text-properties fo:font-weight="bold" style:font-weight-asian="bold" style:font-weight-complex="bold"/>
    </style:style>
    <style:style style:name="P150" style:parent-style-name="Normal" style:family="paragraph">
      <style:text-properties fo:font-weight="bold" style:font-weight-asian="bold" style:font-weight-complex="bold"/>
    </style:style>
    <style:style style:name="P151" style:parent-style-name="Normal" style:family="paragraph">
      <style:text-properties fo:font-weight="bold" style:font-weight-asian="bold" style:font-weight-complex="bold"/>
    </style:style>
    <style:style style:name="P152" style:parent-style-name="Normal" style:family="paragraph">
      <style:text-properties fo:font-weight="bold" style:font-weight-asian="bold" style:font-weight-complex="bold"/>
    </style:style>
    <style:style style:name="P153" style:parent-style-name="Normal" style:family="paragraph">
      <style:text-properties fo:font-weight="bold" style:font-weight-asian="bold" style:font-weight-complex="bold"/>
    </style:style>
    <style:style style:name="P154" style:parent-style-name="Normal" style:family="paragraph">
      <style:text-properties fo:font-weight="bold" style:font-weight-asian="bold" style:font-weight-complex="bold"/>
    </style:style>
    <style:style style:name="P155" style:parent-style-name="Normal" style:family="paragraph">
      <style:text-properties fo:font-weight="bold" style:font-weight-asian="bold" style:font-weight-complex="bold"/>
    </style:style>
    <style:style style:name="P156" style:parent-style-name="Normal" style:family="paragraph">
      <style:text-properties fo:font-weight="bold" style:font-weight-asian="bold" style:font-weight-complex="bold"/>
    </style:style>
    <style:style style:name="P157" style:parent-style-name="Normal" style:family="paragraph">
      <style:text-properties fo:font-weight="bold" style:font-weight-asian="bold" style:font-weight-complex="bold"/>
    </style:style>
    <style:style style:name="P158" style:parent-style-name="Normal" style:family="paragraph">
      <style:text-properties fo:font-weight="bold" style:font-weight-asian="bold" style:font-weight-complex="bold"/>
    </style:style>
    <style:style style:name="P159" style:parent-style-name="Normal" style:family="paragraph">
      <style:text-properties fo:font-weight="bold" style:font-weight-asian="bold" style:font-weight-complex="bold"/>
    </style:style>
    <style:style style:name="P160" style:parent-style-name="Normal" style:family="paragraph">
      <style:text-properties fo:font-weight="bold" style:font-weight-asian="bold" style:font-weight-complex="bold"/>
    </style:style>
    <style:style style:name="P161" style:parent-style-name="Normal" style:family="paragraph">
      <style:text-properties fo:font-weight="bold" style:font-weight-asian="bold" style:font-weight-complex="bold"/>
    </style:style>
    <style:style style:name="P162" style:parent-style-name="Normal" style:family="paragraph">
      <style:text-properties fo:font-weight="bold" style:font-weight-asian="bold" style:font-weight-complex="bold"/>
    </style:style>
    <style:style style:name="P163" style:parent-style-name="Normal" style:family="paragraph">
      <style:text-properties fo:font-weight="bold" style:font-weight-asian="bold" style:font-weight-complex="bold"/>
    </style:style>
    <style:style style:name="P164" style:parent-style-name="Normal" style:family="paragraph">
      <style:text-properties fo:font-weight="bold" style:font-weight-asian="bold" style:font-weight-complex="bold"/>
    </style:style>
    <style:style style:name="P165" style:parent-style-name="Normal" style:family="paragraph">
      <style:text-properties fo:font-weight="bold" style:font-weight-asian="bold" style:font-weight-complex="bold"/>
    </style:style>
    <style:style style:name="P166" style:parent-style-name="Normal" style:family="paragraph">
      <style:text-properties fo:font-weight="bold" style:font-weight-asian="bold" style:font-weight-complex="bold"/>
    </style:style>
    <style:style style:name="P167" style:parent-style-name="Normal" style:family="paragraph">
      <style:text-properties fo:font-weight="bold" style:font-weight-asian="bold" style:font-weight-complex="bold"/>
    </style:style>
    <style:style style:name="P168" style:parent-style-name="Normal" style:family="paragraph">
      <style:text-properties fo:font-weight="bold" style:font-weight-asian="bold" style:font-weight-complex="bold"/>
    </style:style>
    <style:style style:name="P169" style:parent-style-name="Normal" style:family="paragraph">
      <style:text-properties fo:font-weight="bold" style:font-weight-asian="bold" style:font-weight-complex="bold" fo:font-size="36pt" style:font-size-asian="36pt" style:font-size-complex="36pt"/>
    </style:style>
    <style:style style:name="P170" style:parent-style-name="Normal" style:family="paragraph">
      <style:text-properties fo:font-weight="bold" style:font-weight-asian="bold" style:font-weight-complex="bold" fo:font-size="36pt" style:font-size-asian="36pt" style:font-size-complex="36pt"/>
    </style:style>
    <style:style style:name="P17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7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7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7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7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7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7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7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7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8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8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8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8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8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8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8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8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8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8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9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9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9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9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9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9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9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9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9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9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0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0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0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0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0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0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0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0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0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0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1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1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1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1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1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1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1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1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1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1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2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2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2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2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2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2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2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2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2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2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3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3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3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</office:automatic-styles>
  <office:body>
    <office:text text:use-soft-page-breaks="true">
      <text:p text:style-name="P1">Caser ciper<text:s/></text:p>
      <text:p text:style-name="P2">def encrypt_caesar(text, shift):</text:p>
      <text:p text:style-name="P3"><text:s text:c="4"/>result = ""</text:p>
      <text:p text:style-name="P4">for char in text:</text:p>
      <text:p text:style-name="P5"><text:s text:c="8"/>if char.isalpha():</text:p>
      <text:p text:style-name="P6"><text:s text:c="12"/>base = ord('A') if char.isupper() else ord('a')</text:p>
      <text:p text:style-name="P7"><text:s text:c="12"/>new_char = ord(char) + shift <text:s/># Shift the<text:s/>character</text:p>
      <text:p text:style-name="P8"><text:s text:c="12"/>if char.islower() and new_char &gt; ord('z'):</text:p>
      <text:p text:style-name="P9"><text:s text:c="16"/>new_char -= 26</text:p>
      <text:p text:style-name="P10"><text:s text:c="12"/>elif char.isupper() and new_char &gt; ord('Z'):</text:p>
      <text:p text:style-name="P11"><text:s text:c="16"/>new_char -= 26</text:p>
      <text:p text:style-name="P12"><text:s text:c="12"/>result += chr(new_char) <text:s/></text:p>
      <text:p text:style-name="P13"><text:s text:c="8"/>else:</text:p>
      <text:p text:style-name="P14"><text:s text:c="12"/>result += char <text:s/></text:p>
      <text:p text:style-name="P15"><text:s text:c="4"/>return result</text:p>
      <text:p text:style-name="P16">text = input("Enter message (or cipher text): ")</text:p>
      <text:p text:style-name="P17">shift = int(input("Enter shift key: "))</text:p>
      <text:p text:style-name="P18">choice = input("Do you want to encrypt or decrypt the message? (Enter 'encrypt' or 'decrypt'): ").lower()</text:p>
      <text:p text:style-name="P19">if choice == 'encrypt':</text:p>
      <text:p text:style-name="P20"><text:s text:c="4"/>encrypted = encrypt_caesar(text, shift)</text:p>
      <text:p text:style-name="P21"><text:s text:c="4"/>print("Encrypted message:", encrypted)</text:p>
      <text:p text:style-name="P22">elif choice == 'decrypt':</text:p>
      <text:p text:style-name="P23"><text:s text:c="4"/>decrypted = encrypt_caesar(text, -shift)</text:p>
      <text:p text:style-name="P24"><text:s text:c="4"/>print("Decrypted message:", decrypted)</text:p>
      <text:p text:style-name="P25"/>
      <text:p text:style-name="P26">else:</text:p>
      <text:p text:style-name="P27"><text:s text:c="4"/>print("Invalid choice! Please enter 'encrypt' or 'decrypt'.")</text:p>
      <text:soft-page-break/>
      <text:p text:style-name="P28">mono alphabetic</text:p>
      <text:p text:style-name="P29">def encrypt(text, key):</text:p>
      <text:p text:style-name="P30"><text:s text:c="4"/>result = ""</text:p>
      <text:p text:style-name="P31"><text:s text:c="4"/>for char in text:</text:p>
      <text:p text:style-name="P32"><text:s text:c="8"/>if char.isalpha():</text:p>
      <text:p text:style-name="P33"><text:s text:c="12"/>index = ord(char.lower()) - ord('a')</text:p>
      <text:p text:style-name="P34"><text:s text:c="12"/>new_char = key[index]</text:p>
      <text:p text:style-name="P35"><text:s text:c="12"/>result += new_char.upper() if char.isupper() else new_char</text:p>
      <text:p text:style-name="P36"><text:s text:c="8"/>else:</text:p>
      <text:p text:style-name="P37"><text:s text:c="12"/>result += char</text:p>
      <text:p text:style-name="P38"><text:s text:c="4"/>return result</text:p>
      <text:p text:style-name="P39">def decrypt(text, key):</text:p>
      <text:p text:style-name="P40"><text:s text:c="4"/>result = ""</text:p>
      <text:p text:style-name="P41"><text:s text:c="4"/>for char in text:</text:p>
      <text:p text:style-name="P42"><text:s text:c="8"/>if char.isalpha():</text:p>
      <text:p text:style-name="P43"><text:s text:c="12"/>index = key.index(char.lower())</text:p>
      <text:p text:style-name="P44"><text:s text:c="12"/>new_char = chr(index +<text:s/>ord('a'))</text:p>
      <text:p text:style-name="P45"><text:s text:c="12"/>result += new_char.upper() if char.isupper() else new_char</text:p>
      <text:p text:style-name="P46"><text:s text:c="8"/>else: <text:s text:c="2"/>result += char</text:p>
      <text:p text:style-name="P47"><text:s text:c="4"/>return result</text:p>
      <text:p text:style-name="P48">key = "phqgiumeaylnofdxjkrcvstzwb"</text:p>
      <text:p text:style-name="P49">text = input("Enter the text: ")</text:p>
      <text:p text:style-name="P50">choice = input("Encrypt or Decrypt? ").lower()</text:p>
      <text:p text:style-name="P51">if<text:s/>choice == "encrypt":</text:p>
      <text:p text:style-name="P52"><text:s text:c="4"/>print("Encrypted:", encrypt(text, key))</text:p>
      <text:p text:style-name="P53">elif choice == "decrypt":</text:p>
      <text:p text:style-name="P54"><text:s text:c="4"/>print("Decrypted:", decrypt(text, key))</text:p>
      <text:p text:style-name="P55">else:</text:p>
      <text:p text:style-name="P56"><text:s text:c="4"/>print("Invalid choice")</text:p>
      <text:p text:style-name="P57"/>
      <text:p text:style-name="Normal"><text:span text:style-name="T58">🔐</text:span><text:span text:style-name="T59"> Polyalphabetic<text:s/></text:span></text:p>
      <text:p text:style-name="Normal"/>
      <text:p text:style-name="Normal"/>
      <text:p text:style-name="Normal">def generate_key(text, keyword):</text:p>
      <text:p text:style-name="Normal"><text:s text:c="4"/>key = keyword</text:p>
      <text:p text:style-name="Normal"><text:s text:c="4"/>while len(key) &lt; len(text):</text:p>
      <text:p text:style-name="Normal"><text:s text:c="8"/>key += keyword</text:p>
      <text:p text:style-name="Normal"><text:s text:c="4"/>return key[:len(text)]</text:p>
      <text:p text:style-name="Normal"/>
      <text:p text:style-name="Normal">def encrypt(text, keyword):</text:p>
      <text:p text:style-name="Normal"><text:s text:c="4"/>key = generate_key(text, keyword)</text:p>
      <text:p text:style-name="Normal"><text:s text:c="4"/>cipher_text = ""</text:p>
      <text:p text:style-name="Normal"><text:s text:c="4"/>for i in range(len(text)):</text:p>
      <text:p text:style-name="Normal"><text:s text:c="8"/>if text[i].isalpha():</text:p>
      <text:p text:style-name="Normal"><text:s text:c="12"/>shift = ord(key[i].lower()) - ord('a')</text:p>
      <text:p text:style-name="Normal"><text:s text:c="12"/>if text[i].isupper():</text:p>
      <text:p text:style-name="Normal"><text:s text:c="16"/>cipher_text += chr((ord(text[i]) - 65 + shift) % 26 + 65)</text:p>
      <text:p text:style-name="Normal"><text:s text:c="12"/>else:</text:p>
      <text:p text:style-name="Normal"><text:s text:c="16"/>cipher_text += chr((ord(text[i]) - 97 + shift) % 26 + 97)</text:p>
      <text:p text:style-name="Normal"><text:s text:c="8"/>else:</text:p>
      <text:p text:style-name="Normal"><text:s text:c="12"/>cipher_text += text[i]</text:p>
      <text:p text:style-name="Normal"><text:s text:c="4"/>return cipher_text</text:p>
      <text:p text:style-name="Normal"/>
      <text:p text:style-name="Normal">def decrypt(ciphertext, keyword):</text:p>
      <text:p text:style-name="Normal"><text:s text:c="4"/>key = generate_key(ciphertext, keyword)</text:p>
      <text:p text:style-name="Normal"><text:s text:c="4"/>orig_text = ""</text:p>
      <text:p text:style-name="Normal"><text:s text:c="4"/>for i in range(len(ciphertext)):</text:p>
      <text:p text:style-name="Normal"><text:s text:c="8"/>if ciphertext[i].isalpha():</text:p>
      <text:p text:style-name="Normal"><text:s text:c="12"/>shift =<text:s/>ord(key[i].lower()) - ord('a')</text:p>
      <text:p text:style-name="Normal"><text:s text:c="12"/>if ciphertext[i].isupper():</text:p>
      <text:p text:style-name="Normal"><text:s text:c="16"/>orig_text += chr((ord(ciphertext[i]) - 65 - shift + 26) % 26 + 65)</text:p>
      <text:p text:style-name="Normal"><text:s text:c="12"/>else:</text:p>
      <text:p text:style-name="Normal"><text:s text:c="16"/>orig_text += chr((ord(ciphertext[i]) - 97 - shift + 26) % 26 + 97)</text:p>
      <text:p text:style-name="Normal"><text:s text:c="8"/>else:</text:p>
      <text:p text:style-name="Normal"><text:s text:c="12"/>orig_text += ciphertext[i]</text:p>
      <text:p text:style-name="Normal"><text:s text:c="4"/>return orig_text</text:p>
      <text:p text:style-name="Normal"/>
      <text:p text:style-name="Normal"># --- Main Program ---</text:p>
      <text:p text:style-name="Normal">plaintext = input("Enter the plaintext: ")</text:p>
      <text:p text:style-name="Normal">keyword = input("Enter the keyword: ")</text:p>
      <text:p text:style-name="Normal"/>
      <text:p text:style-name="Normal">encrypted = encrypt(plaintext, keyword)</text:p>
      <text:p text:style-name="Normal">decrypted = decrypt(encrypted, keyword)</text:p>
      <text:p text:style-name="Normal"/>
      <text:p text:style-name="Normal">print("\nEncrypted Text:", encrypted)</text:p>
      <text:p text:style-name="Normal">print("Decrypted Text:", decrypted)</text:p>
      <text:p text:style-name="Normal"/>
      <text:p text:style-name="Normal"/>
      <text:p text:style-name="Normal"/>
      <text:p text:style-name="P60"/>
      <text:p text:style-name="P61"/>
      <text:p text:style-name="P62"/>
      <text:p text:style-name="Normal"><text:span text:style-name="T63">🔐</text:span><text:span text:style-name="T64"> Rail Fence Cipher </text:span></text:p>
      <text:p text:style-name="Normal"/>
      <text:p text:style-name="Normal"/>
      <text:p text:style-name="Normal">def encrypt(plaintext, rails):</text:p>
      <text:p text:style-name="Normal"><text:s text:c="4"/># Create a list to hold the encrypted text for each rail</text:p>
      <text:p text:style-name="Normal"><text:s text:c="4"/>rail = [['' for _ in<text:s/>range(len(plaintext))] for _ in range(rails)]</text:p>
      <text:p text:style-name="Normal"><text:s text:c="4"/></text:p>
      <text:p text:style-name="Normal"><text:s text:c="4"/># Find the position to write each character in the rail matrix</text:p>
      <text:p text:style-name="Normal"><text:s text:c="4"/>direction = 1 <text:s/># 1 means down, -1 means up</text:p>
      <text:p text:style-name="Normal"><text:s text:c="4"/>row, col = 0, 0</text:p>
      <text:p text:style-name="Normal"><text:s text:c="4"/></text:p>
      <text:p text:style-name="Normal"><text:s text:c="4"/>for char in plaintext:</text:p>
      <text:p text:style-name="Normal"><text:s text:c="8"/>rail[row][col] = char</text:p>
      <text:p text:style-name="Normal"><text:s text:c="8"/>col += 1</text:p>
      <text:p text:style-name="Normal"><text:s text:c="8"/>row += direction</text:p>
      <text:p text:style-name="Normal"><text:s text:c="8"/></text:p>
      <text:p text:style-name="Normal"><text:s text:c="8"/>if row == rails: <text:s/># Change direction when reaching bottom rail</text:p>
      <text:p text:style-name="Normal"><text:s text:c="12"/>row = rails - 2</text:p>
      <text:p text:style-name="Normal"><text:s text:c="12"/>direction = -1</text:p>
      <text:p text:style-name="Normal"><text:s text:c="8"/>elif row == -1: <text:s/># Change direction when reaching top rail</text:p>
      <text:p text:style-name="Normal"><text:s text:c="12"/>row = 1</text:p>
      <text:p text:style-name="Normal"><text:s text:c="12"/>direction = 1</text:p>
      <text:p text:style-name="Normal"/>
      <text:p text:style-name="Normal"><text:s text:c="4"/># Read the matrix row by row to form the ciphertext</text:p>
      <text:p text:style-name="Normal"><text:s text:c="4"/>cipher_text = ''.join([''.join(rail[i]) for i in range(rails)])</text:p>
      <text:p text:style-name="Normal"><text:s text:c="4"/>return cipher_text</text:p>
      <text:p text:style-name="Normal"/>
      <text:p text:style-name="Normal">def decrypt(ciphertext, rails):</text:p>
      <text:p text:style-name="Normal"><text:s text:c="4"/># Create a list to hold the decrypted text<text:s/>for each rail</text:p>
      <text:p text:style-name="Normal"><text:s text:c="4"/>rail = [['' for _ in range(len(ciphertext))] for _ in range(rails)]</text:p>
      <text:p text:style-name="Normal"><text:s text:c="4"/></text:p>
      <text:p text:style-name="Normal"><text:s text:c="4"/># Mark the position of each character in the matrix</text:p>
      <text:p text:style-name="Normal"><text:s text:c="4"/>direction = 1</text:p>
      <text:p text:style-name="Normal"><text:s text:c="4"/>row, col = 0, 0</text:p>
      <text:p text:style-name="Normal"><text:s text:c="4"/>for i in range(len(ciphertext)):</text:p>
      <text:p text:style-name="Normal"><text:s text:c="8"/>rail[row][col] = '*'</text:p>
      <text:p text:style-name="Normal"><text:s text:c="8"/>col += 1</text:p>
      <text:p text:style-name="Normal"><text:s text:c="8"/>row += direction</text:p>
      <text:p text:style-name="Normal"><text:s text:c="8"/></text:p>
      <text:p text:style-name="Normal"><text:s text:c="8"/>if row == rails:</text:p>
      <text:p text:style-name="Normal"><text:s text:c="12"/>row = rails - 2</text:p>
      <text:p text:style-name="Normal"><text:s text:c="12"/>direction = -1</text:p>
      <text:p text:style-name="Normal"><text:s text:c="8"/>elif row == -1:</text:p>
      <text:p text:style-name="Normal"><text:s text:c="12"/>row = 1</text:p>
      <text:p text:style-name="Normal"><text:s text:c="12"/>direction = 1</text:p>
      <text:p text:style-name="Normal"/>
      <text:p text:style-name="Normal"><text:s text:c="4"/># Fill the matrix with the ciphertext</text:p>
      <text:p text:style-name="Normal"><text:s text:c="4"/>index = 0</text:p>
      <text:p text:style-name="Normal"><text:s text:c="4"/>for i in range(rails):</text:p>
      <text:p text:style-name="Normal"><text:s text:c="8"/>for j in range(len(ciphertext)):</text:p>
      <text:p text:style-name="Normal"><text:s text:c="12"/>if rail[i][j] == '*':</text:p>
      <text:p text:style-name="Normal"><text:s text:c="16"/>rail[i][j] = ciphertext[index]</text:p>
      <text:p text:style-name="Normal"><text:s text:c="16"/>index += 1</text:p>
      <text:p text:style-name="Normal"/>
      <text:p text:style-name="Normal"><text:s text:c="4"/># Read the matrix column by column to get the plaintext</text:p>
      <text:p text:style-name="Normal"><text:s text:c="4"/>result = []</text:p>
      <text:p text:style-name="Normal"><text:s text:c="4"/>row, col = 0, 0</text:p>
      <text:p text:style-name="Normal"><text:s text:c="4"/>for i in range(len(ciphertext)):</text:p>
      <text:p text:style-name="Normal"><text:s text:c="8"/>result.append(rail[row][col])</text:p>
      <text:p text:style-name="Normal"><text:s text:c="8"/>col += 1</text:p>
      <text:p text:style-name="Normal"><text:s text:c="8"/>row += direction</text:p>
      <text:p text:style-name="Normal"><text:s text:c="8"/></text:p>
      <text:p text:style-name="Normal"><text:s text:c="8"/>if row == rails:</text:p>
      <text:p text:style-name="Normal"><text:s text:c="12"/>row = rails - 2</text:p>
      <text:p text:style-name="Normal"><text:s text:c="12"/>direction = -1</text:p>
      <text:p text:style-name="Normal"><text:s text:c="8"/>elif row == -1:</text:p>
      <text:p text:style-name="Normal"><text:s text:c="12"/>row = 1</text:p>
      <text:p text:style-name="Normal"><text:s text:c="12"/>direction = 1</text:p>
      <text:p text:style-name="Normal"/>
      <text:p text:style-name="Normal"><text:s text:c="4"/>return ''.join(result)</text:p>
      <text:p text:style-name="Normal"/>
      <text:p text:style-name="Normal"># --- Main Program ---</text:p>
      <text:p text:style-name="Normal">plaintext = input("Enter the plaintext: ")</text:p>
      <text:p text:style-name="Normal">rails = int(input("Enter the number of rails: "))</text:p>
      <text:p text:style-name="Normal"/>
      <text:p text:style-name="Normal">encrypted = encrypt(plaintext, rails)</text:p>
      <text:p text:style-name="Normal">decrypted = decrypt(encrypted, rails)</text:p>
      <text:p text:style-name="Normal"/>
      <text:p text:style-name="Normal">print("\nEncrypted Text:", encrypted)</text:p>
      <text:p text:style-name="Normal">print("Decrypted Text:", decrypted)</text:p>
      <text:p text:style-name="Normal"/>
      <text:p text:style-name="Normal"/>
      <text:p text:style-name="P65"/>
      <text:p text:style-name="P66"/>
      <text:p text:style-name="P67"/>
      <text:p text:style-name="Normal"><text:span text:style-name="T68">🔐</text:span><text:span text:style-name="T69"> Playfair Cipher </text:span></text:p>
      <text:p text:style-name="Normal"/>
      <text:p text:style-name="Normal">def create_matrix(key):</text:p>
      <text:p text:style-name="Normal"><text:s text:c="4"/># Remove duplicate letters and 'J' is combined with 'I'</text:p>
      <text:p text:style-name="Normal"><text:s text:c="4"/>key = key.upper().replace("J", "I")</text:p>
      <text:p text:style-name="Normal"><text:s text:c="4"/>seen = set()</text:p>
      <text:p text:style-name="Normal"><text:s text:c="4"/>matrix = []</text:p>
      <text:p text:style-name="Normal"><text:s text:c="4"/>for char in key:</text:p>
      <text:p text:style-name="Normal"><text:s text:c="8"/>if char not in seen and char.isalpha():</text:p>
      <text:p text:style-name="Normal"><text:s text:c="12"/>seen.add(char)</text:p>
      <text:p text:style-name="Normal"><text:s text:c="12"/>matrix.append(char)</text:p>
      <text:p text:style-name="Normal"><text:s text:c="4"/></text:p>
      <text:p text:style-name="Normal"><text:s text:c="4"/># Add remaining letters of the alphabet to fill the matrix</text:p>
      <text:p text:style-name="Normal"><text:s text:c="4"/>alphabet = "ABCDEFGHIKLMNOPQRSTUVWXYZ"</text:p>
      <text:p text:style-name="Normal"><text:s text:c="4"/>for char in alphabet:</text:p>
      <text:p text:style-name="Normal"><text:s text:c="8"/>if char not in seen:</text:p>
      <text:p text:style-name="Normal"><text:s text:c="12"/>matrix.append(char)</text:p>
      <text:p text:style-name="Normal"><text:s text:c="4"/></text:p>
      <text:p text:style-name="Normal"><text:s text:c="4"/># Return the 5x5 matrix</text:p>
      <text:p text:style-name="Normal"><text:s text:c="4"/>return [matrix[i:i+5] for i in range(0, 25, 5)]</text:p>
      <text:p text:style-name="Normal"/>
      <text:p text:style-name="Normal">def prepare_text(text):</text:p>
      <text:p text:style-name="Normal"><text:s text:c="4"/># Remove non-alphabetical characters and convert to uppercase</text:p>
      <text:p text:style-name="Normal"><text:s text:c="4"/>text = text.upper().replace("J", "I")</text:p>
      <text:p text:style-name="Normal"><text:s text:c="4"/>prepared_text = []</text:p>
      <text:p text:style-name="Normal"><text:s text:c="4"/></text:p>
      <text:p text:style-name="Normal"><text:s text:c="4"/>i = 0</text:p>
      <text:p text:style-name="Normal"><text:s text:c="4"/>while i &lt; len(text):</text:p>
      <text:p text:style-name="Normal"><text:s text:c="8"/>if i + 1 &lt; len(text) and text[i] == text[i + 1]:</text:p>
      <text:p text:style-name="Normal"><text:s text:c="12"/>prepared_text.append(text[i] + 'X')</text:p>
      <text:p text:style-name="Normal"><text:s text:c="12"/>i += 1</text:p>
      <text:p text:style-name="Normal"><text:s text:c="8"/>else:</text:p>
      <text:p text:style-name="Normal"><text:s text:c="12"/>if i + 1 &lt; len(text):</text:p>
      <text:p text:style-name="Normal"><text:s text:c="16"/>prepared_text.append(text[i] + text[i + 1])</text:p>
      <text:p text:style-name="Normal"><text:s text:c="16"/>i += 2</text:p>
      <text:p text:style-name="Normal"><text:s text:c="12"/>else:</text:p>
      <text:p text:style-name="Normal"><text:s text:c="16"/>prepared_text.append(text[i] + 'X')</text:p>
      <text:p text:style-name="Normal"><text:s text:c="16"/>i += 1</text:p>
      <text:p text:style-name="Normal"><text:s text:c="4"/></text:p>
      <text:p text:style-name="Normal"><text:s text:c="4"/>return prepared_text</text:p>
      <text:p text:style-name="Normal"/>
      <text:p text:style-name="Normal">def find_position(char, matrix):</text:p>
      <text:p text:style-name="Normal"><text:s text:c="4"/>for i in range(5):</text:p>
      <text:p text:style-name="Normal"><text:s text:c="8"/>for j in range(5):</text:p>
      <text:p text:style-name="Normal"><text:s text:c="12"/>if matrix[i][j] == char:</text:p>
      <text:p text:style-name="Normal"><text:s text:c="16"/>return i, j</text:p>
      <text:p text:style-name="Normal"/>
      <text:p text:style-name="Normal">def encrypt_digraph(digraph, matrix):</text:p>
      <text:p text:style-name="Normal"><text:s text:c="4"/>row1, col1 = find_position(digraph[0], matrix)</text:p>
      <text:p text:style-name="Normal"><text:s text:c="4"/>row2, col2 =<text:s/>find_position(digraph[1], matrix)</text:p>
      <text:p text:style-name="Normal"><text:s text:c="4"/></text:p>
      <text:p text:style-name="Normal"><text:s text:c="4"/>if row1 == row2:</text:p>
      <text:p text:style-name="Normal"><text:s text:c="8"/># Same row: move right</text:p>
      <text:p text:style-name="Normal"><text:s text:c="8"/>col1 = (col1 + 1) % 5</text:p>
      <text:p text:style-name="Normal"><text:s text:c="8"/>col2 = (col2 + 1) % 5</text:p>
      <text:p text:style-name="Normal"><text:s text:c="4"/>elif col1 == col2:</text:p>
      <text:p text:style-name="Normal"><text:s text:c="8"/># Same column: move down</text:p>
      <text:p text:style-name="Normal"><text:s text:c="8"/>row1 = (row1 + 1) % 5</text:p>
      <text:p text:style-name="Normal"><text:s text:c="8"/>row2 =<text:s/>(row2 + 1) % 5</text:p>
      <text:p text:style-name="Normal"><text:s text:c="4"/>else:</text:p>
      <text:p text:style-name="Normal"><text:s text:c="8"/># Rectangle: swap columns</text:p>
      <text:p text:style-name="Normal"><text:s text:c="8"/>col1, col2 = col2, col1</text:p>
      <text:p text:style-name="Normal"><text:s text:c="4"/></text:p>
      <text:p text:style-name="Normal"><text:s text:c="4"/>return matrix[row1][col1] + matrix[row2][col2]</text:p>
      <text:p text:style-name="Normal"/>
      <text:p text:style-name="Normal">def decrypt_digraph(digraph, matrix):</text:p>
      <text:p text:style-name="Normal"><text:s text:c="4"/>row1, col1 = find_position(digraph[0], matrix)</text:p>
      <text:p text:style-name="Normal"><text:s text:c="4"/>row2, col2 = find_position(digraph[1], matrix)</text:p>
      <text:p text:style-name="Normal"><text:s text:c="4"/></text:p>
      <text:p text:style-name="Normal"><text:s text:c="4"/>if row1 == row2:</text:p>
      <text:p text:style-name="Normal"><text:s text:c="8"/># Same row: move left</text:p>
      <text:p text:style-name="Normal"><text:s text:c="8"/>col1 = (col1 - 1) % 5</text:p>
      <text:p text:style-name="Normal"><text:s text:c="8"/>col2 = (col2 - 1) % 5</text:p>
      <text:p text:style-name="Normal"><text:s text:c="4"/>elif col1 == col2:</text:p>
      <text:p text:style-name="Normal"><text:s text:c="8"/># Same column: move up</text:p>
      <text:p text:style-name="Normal"><text:s text:c="8"/>row1 = (row1 - 1) % 5</text:p>
      <text:p text:style-name="Normal"><text:s text:c="8"/>row2 = (row2 - 1) % 5</text:p>
      <text:p text:style-name="Normal"><text:s text:c="4"/>else:</text:p>
      <text:p text:style-name="Normal"><text:s text:c="8"/># Rectangle: swap columns</text:p>
      <text:p text:style-name="Normal"><text:s text:c="8"/>col1, col2 = col2, col1</text:p>
      <text:p text:style-name="Normal"><text:s text:c="4"/></text:p>
      <text:p text:style-name="Normal"><text:s text:c="4"/>return matrix[row1][col1] + matrix[row2][col2]</text:p>
      <text:p text:style-name="Normal"/>
      <text:p text:style-name="Normal">def encrypt(text, key):</text:p>
      <text:p text:style-name="Normal"><text:s text:c="4"/>matrix = create_matrix(key)</text:p>
      <text:p text:style-name="Normal"><text:s text:c="4"/>prepared_text = prepare_text(text)</text:p>
      <text:p text:style-name="Normal"><text:s text:c="4"/>encrypted_text = ''.join([encrypt_digraph(digraph, matrix) for digraph in prepared_text])</text:p>
      <text:p text:style-name="Normal"><text:s text:c="4"/>return encrypted_text</text:p>
      <text:p text:style-name="Normal"/>
      <text:p text:style-name="Normal">def decrypt(text, key):</text:p>
      <text:p text:style-name="Normal"><text:s text:c="4"/>matrix = create_matrix(key)</text:p>
      <text:p text:style-name="Normal"><text:s text:c="4"/>digraphs = [text[i:i+2] for i in range(0, len(text), 2)]</text:p>
      <text:p text:style-name="Normal"><text:s text:c="4"/>decrypted_text = ''.join([decrypt_digraph(digraph, matrix) for digraph in digraphs])</text:p>
      <text:p text:style-name="Normal"><text:s text:c="4"/>return decrypted_text</text:p>
      <text:p text:style-name="Normal"/>
      <text:p text:style-name="Normal"># --- Main Program ---</text:p>
      <text:p text:style-name="Normal">plaintext = input("Enter the plaintext: ")</text:p>
      <text:p text:style-name="Normal">key = input("Enter the key: ")</text:p>
      <text:p text:style-name="Normal"/>
      <text:p text:style-name="Normal">encrypted = encrypt(plaintext, key)</text:p>
      <text:p text:style-name="Normal">decrypted = decrypt(encrypted, key)</text:p>
      <text:p text:style-name="Normal"/>
      <text:p text:style-name="Normal">print("\nEncrypted Text:", encrypted)</text:p>
      <text:p text:style-name="Normal">print("Decrypted Text:", decrypted)</text:p>
      <text:p text:style-name="Normal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>Hill Cipher </text:p>
      <text:p text:style-name="Normal"/>
      <text:p text:style-name="P78">import numpy as np</text:p>
      <text:p text:style-name="P79"/>
      <text:p text:style-name="P80">def create_matrix(key):</text:p>
      <text:p text:style-name="P81"><text:s text:c="4"/># Create a 2x2 matrix from the key (4 characters)</text:p>
      <text:p text:style-name="P82"><text:s text:c="4"/>return<text:s/>np.array([[ord(key[0])-65, ord(key[1])-65], [ord(key[2])-65, ord(key[3])-65]])</text:p>
      <text:p text:style-name="P83"/>
      <text:p text:style-name="P84">def text_to_numbers(text):</text:p>
      <text:p text:style-name="P85"><text:s text:c="4"/># Convert text to numbers (A=0, B=1, ..., Z=25)</text:p>
      <text:p text:style-name="P86"><text:s text:c="4"/>numbers = []</text:p>
      <text:p text:style-name="P87"><text:s text:c="4"/>for char in text.upper():</text:p>
      <text:p text:style-name="P88"><text:s text:c="8"/>if char.isalpha():</text:p>
      <text:p text:style-name="P89"><text:s text:c="12"/>numbers.append(ord(char) - 65)</text:p>
      <text:p text:style-name="P90"><text:s text:c="4"/>return numbers</text:p>
      <text:p text:style-name="P91"/>
      <text:p text:style-name="P92">def numbers_to_text(numbers):</text:p>
      <text:p text:style-name="P93"><text:s text:c="4"/># Convert numbers back to text</text:p>
      <text:p text:style-name="P94"><text:s text:c="4"/>text = ""</text:p>
      <text:p text:style-name="P95"><text:s text:c="4"/>for num in numbers:</text:p>
      <text:p text:style-name="P96"><text:s text:c="8"/>text += chr(num + 65)</text:p>
      <text:p text:style-name="P97"><text:s text:c="4"/>return text</text:p>
      <text:p text:style-name="P98"/>
      <text:p text:style-name="P99">def encrypt(plaintext, key):</text:p>
      <text:p text:style-name="P100"><text:s text:c="4"/># Ensure the plaintext length is a multiple of 2 (pad if needed)</text:p>
      <text:p text:style-name="P101"><text:s text:c="4"/>if len(plaintext) % 2 != 0:</text:p>
      <text:p text:style-name="P102"><text:s text:c="8"/>plaintext += 'X'</text:p>
      <text:p text:style-name="P103"/>
      <text:p text:style-name="P104"><text:s text:c="4"/># Convert plaintext to numbers</text:p>
      <text:p text:style-name="P105"><text:s text:c="4"/>text_numbers = text_to_numbers(plaintext)</text:p>
      <text:p text:style-name="P106"/>
      <text:p text:style-name="P107"><text:s text:c="4"/># Create the key matrix</text:p>
      <text:p text:style-name="P108"><text:s text:c="4"/>key_matrix = create_matrix(key)</text:p>
      <text:p text:style-name="P109"/>
      <text:p text:style-name="P110"><text:s text:c="4"/>ciphertext_numbers = []</text:p>
      <text:p text:style-name="P111"><text:s text:c="4"/></text:p>
      <text:p text:style-name="P112"><text:s text:c="4"/># Encrypt in blocks of 2</text:p>
      <text:p text:style-name="P113"><text:s text:c="4"/>for i in range(0, len(text_numbers), 2):</text:p>
      <text:p text:style-name="P114"><text:s text:c="8"/>block = np.array(text_numbers[i:i+2]).reshape(2, 1)</text:p>
      <text:p text:style-name="P115"><text:s text:c="8"/>encrypted_block = np.dot(key_matrix, block) % 26</text:p>
      <text:p text:style-name="P116"><text:s text:c="8"/>ciphertext_numbers.extend(encrypted_block.flatten())</text:p>
      <text:p text:style-name="P117"/>
      <text:p text:style-name="P118"><text:s text:c="4"/>return numbers_to_text(ciphertext_numbers)</text:p>
      <text:p text:style-name="P119"/>
      <text:p text:style-name="P120">def decrypt(ciphertext, key):</text:p>
      <text:p text:style-name="P121"><text:s text:c="4"/># Convert ciphertext to numbers</text:p>
      <text:p text:style-name="P122"><text:s text:c="4"/>cipher_numbers = text_to_numbers(ciphertext)</text:p>
      <text:p text:style-name="P123"/>
      <text:p text:style-name="P124"><text:s text:c="4"/># Create the key matrix</text:p>
      <text:p text:style-name="P125"><text:s text:c="4"/>key_matrix = create_matrix(key)</text:p>
      <text:p text:style-name="P126"/>
      <text:p text:style-name="P127"><text:s text:c="4"/># Find the inverse of the key matrix modulo 26</text:p>
      <text:p text:style-name="P128"><text:s text:c="4"/>det = int(np.linalg.det(key_matrix)) % 26</text:p>
      <text:p text:style-name="P129"><text:s text:c="4"/>det_inv = pow(det, -1, 26)</text:p>
      <text:p text:style-name="P130"/>
      <text:p text:style-name="P131"><text:s text:c="4"/># Find the inverse matrix</text:p>
      <text:p text:style-name="P132"><text:s text:c="4"/>key_matrix_inv = det_inv *<text:s/>np.round(np.linalg.inv(key_matrix) * det) % 26</text:p>
      <text:p text:style-name="P133"><text:s text:c="4"/>key_matrix_inv = key_matrix_inv.astype(int)</text:p>
      <text:p text:style-name="P134"/>
      <text:p text:style-name="P135"><text:s text:c="4"/>plaintext_numbers = []</text:p>
      <text:p text:style-name="P136"/>
      <text:p text:style-name="P137"><text:s text:c="4"/># Decrypt in blocks of 2</text:p>
      <text:p text:style-name="P138"><text:s text:c="4"/>for i in range(0, len(cipher_numbers), 2):</text:p>
      <text:p text:style-name="P139"><text:s text:c="8"/>block =<text:s/>np.array(cipher_numbers[i:i+2]).reshape(2, 1)</text:p>
      <text:p text:style-name="P140"><text:s text:c="8"/>decrypted_block = np.dot(key_matrix_inv, block) % 26</text:p>
      <text:p text:style-name="P141"><text:s text:c="8"/>plaintext_numbers.extend(decrypted_block.flatten())</text:p>
      <text:p text:style-name="P142"/>
      <text:p text:style-name="P143"><text:s text:c="4"/>return numbers_to_text(plaintext_numbers)</text:p>
      <text:p text:style-name="P144"/>
      <text:p text:style-name="P145"># --- Main Program ---</text:p>
      <text:p text:style-name="P146">plaintext = input("Enter the plaintext: ")</text:p>
      <text:p text:style-name="P147">key = input("Enter the 4-character key (e.g., 'GYBNQKUS'): ")</text:p>
      <text:p text:style-name="P148"/>
      <text:p text:style-name="P149">encrypted = encrypt(plaintext, key)</text:p>
      <text:p text:style-name="P150">decrypted = decrypt(encrypted, key)</text:p>
      <text:p text:style-name="P151"/>
      <text:p text:style-name="P152">print("\nEncrypted Text:", encrypted)</text:p>
      <text:p text:style-name="P153">print("Decrypted Text:", decrypted)</text:p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> Columnar ciper</text:p>
      <text:p text:style-name="P170"/>
      <text:p text:style-name="P171">def columnar_encrypt(plaintext, key):</text:p>
      <text:p text:style-name="P172"><text:s text:c="4"/># Remove spaces and make the plaintext uppercase</text:p>
      <text:p text:style-name="P173"><text:s text:c="4"/>plaintext = plaintext.replace(" ", "").upper()</text:p>
      <text:p text:style-name="P174"/>
      <text:p text:style-name="P175"><text:s text:c="4"/># Find the number of columns based on the key length</text:p>
      <text:p text:style-name="P176"><text:s text:c="4"/>num_columns = len(key)</text:p>
      <text:p text:style-name="P177"><text:s text:c="4"/>num_rows = len(plaintext) // num_columns</text:p>
      <text:p text:style-name="P178"><text:s text:c="4"/>if len(plaintext) % num_columns != 0:</text:p>
      <text:p text:style-name="P179"><text:s text:c="8"/>num_rows += 1</text:p>
      <text:p text:style-name="P180"/>
      <text:p text:style-name="P181"><text:s text:c="4"/># Create a matrix and fill with the plaintext</text:p>
      <text:p text:style-name="P182"><text:s text:c="4"/>matrix = ['' for _ in range(num_rows)]</text:p>
      <text:p text:style-name="P183"><text:s text:c="4"/>index = 0</text:p>
      <text:p text:style-name="P184"><text:s text:c="4"/>for i in range(num_rows):</text:p>
      <text:p text:style-name="P185"><text:s text:c="8"/>for j in range(num_columns):</text:p>
      <text:p text:style-name="P186"><text:s text:c="12"/>if index &lt; len(plaintext):</text:p>
      <text:p text:style-name="P187"><text:s text:c="16"/>matrix[i] += plaintext[index]</text:p>
      <text:p text:style-name="P188"><text:s text:c="16"/>index += 1</text:p>
      <text:p text:style-name="P189"/>
      <text:p text:style-name="P190"><text:s text:c="4"/># Read the matrix column by column, in order of the key</text:p>
      <text:p text:style-name="P191"><text:s text:c="4"/>ciphertext = ""</text:p>
      <text:p text:style-name="P192"><text:s text:c="4"/>for i in<text:s/>sorted(range(len(key)), key=lambda x: key[x]):</text:p>
      <text:p text:style-name="P193"><text:s text:c="8"/>for j in range(num_rows):</text:p>
      <text:p text:style-name="P194"><text:s text:c="12"/>if i &lt; len(matrix[j]):</text:p>
      <text:p text:style-name="P195"><text:s text:c="16"/>ciphertext += matrix[j][i]</text:p>
      <text:p text:style-name="P196"/>
      <text:p text:style-name="P197"><text:s text:c="4"/>return ciphertext</text:p>
      <text:p text:style-name="P198"/>
      <text:p text:style-name="P199">def columnar_decrypt(ciphertext, key):</text:p>
      <text:p text:style-name="P200"><text:s text:c="4"/># Calculate number of rows<text:s/>and columns</text:p>
      <text:p text:style-name="P201"><text:s text:c="4"/>num_columns = len(key)</text:p>
      <text:p text:style-name="P202"><text:s text:c="4"/>num_rows = len(ciphertext) // num_columns</text:p>
      <text:p text:style-name="P203"><text:s text:c="4"/>if len(ciphertext) % num_columns != 0:</text:p>
      <text:p text:style-name="P204"><text:s text:c="8"/>num_rows += 1</text:p>
      <text:p text:style-name="P205"/>
      <text:p text:style-name="P206"><text:s text:c="4"/># Create the matrix and fill it column by column based on the key</text:p>
      <text:p text:style-name="P207"><text:s text:c="4"/>matrix = ['' for _ in range(num_rows)]</text:p>
      <text:p text:style-name="P208"><text:s text:c="4"/>index = 0</text:p>
      <text:p text:style-name="P209"><text:s text:c="4"/>for i in sorted(range(len(key)), key=lambda x: key[x]):</text:p>
      <text:p text:style-name="P210"><text:s text:c="8"/>for j in range(num_rows):</text:p>
      <text:p text:style-name="P211"><text:s text:c="12"/>if index &lt; len(ciphertext):</text:p>
      <text:p text:style-name="P212"><text:s text:c="16"/>matrix[j] += ciphertext[index]</text:p>
      <text:p text:style-name="P213"><text:s text:c="16"/>index += 1</text:p>
      <text:p text:style-name="P214"/>
      <text:p text:style-name="P215"><text:s text:c="4"/># Read the matrix row by row</text:p>
      <text:p text:style-name="P216"><text:s text:c="4"/>plaintext = ""</text:p>
      <text:p text:style-name="P217"><text:s text:c="4"/>for i in range(num_rows):</text:p>
      <text:p text:style-name="P218"><text:s text:c="8"/>plaintext += matrix[i]</text:p>
      <text:p text:style-name="P219"><text:s text:c="8"/></text:p>
      <text:p text:style-name="P220"><text:s text:c="4"/>return plaintext</text:p>
      <text:p text:style-name="P221"/>
      <text:p text:style-name="P222"># --- Main Program ---</text:p>
      <text:p text:style-name="P223">plaintext = input("Enter the plaintext: ")</text:p>
      <text:p text:style-name="P224">key = input("Enter the key (e.g., 'HILL'): ")</text:p>
      <text:p text:style-name="P225"/>
      <text:p text:style-name="P226"># Encryption</text:p>
      <text:p text:style-name="P227">encrypted = columnar_encrypt(plaintext, key)</text:p>
      <text:p text:style-name="P228"># Decryption</text:p>
      <text:p text:style-name="P229">decrypted = columnar_decrypt(encrypted, key)</text:p>
      <text:p text:style-name="P230"/>
      <text:p text:style-name="P231">print("\nEncrypted Text:", encrypted)</text:p>
      <text:p text:style-name="P232">print("Decrypted Text:", decrypted)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makuri Sriram</meta:initial-creator>
    <dc:creator>Chamakuri Sriram</dc:creator>
    <meta:creation-date>2025-05-05T04:11:00Z</meta:creation-date>
    <dc:date>2025-05-05T04:11:00Z</dc:date>
    <meta:template xlink:href="Normal" xlink:type="simple"/>
    <meta:editing-cycles>2</meta:editing-cycles>
    <meta:editing-duration>PT0S</meta:editing-duration>
    <meta:document-statistic meta:page-count="3" meta:paragraph-count="25" meta:word-count="1914" meta:character-count="12802" meta:row-count="90" meta:non-whitespace-character-count="10913"/>
  </office:meta>
</office:document-meta>
</file>